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Spacing" style:family="paragraph">
      <style:paragraph-properties fo:text-align="center" fo:margin-top="0.0833in"/>
    </style:style>
    <style:style style:name="T3" style:parent-style-name="DefaultParagraphFont" style:family="text">
      <style:text-properties fo:color="#FFFFFF"/>
    </style:style>
    <style:style style:name="P4" style:parent-style-name="NoSpacing" style:family="paragraph">
      <style:paragraph-properties fo:text-align="center" fo:margin-top="0.0833in"/>
    </style:style>
    <style:style style:name="T5" style:parent-style-name="DefaultParagraphFont" style:family="text">
      <style:text-properties fo:text-transform="uppercase" fo:color="#FFFFFF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fo:color="#FFFFFF"/>
    </style:style>
    <style:style style:name="P8" style:parent-style-name="NoSpacing" style:family="paragraph">
      <style:paragraph-properties fo:text-align="center"/>
    </style:style>
    <style:style style:name="T9" style:parent-style-name="DefaultParagraphFont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0" style:parent-style-name="Normal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2"><text:span text:style-name="T3">Final Doc</text:span></text:p><text:p text:style-name="P4"><text:span text:style-name="T5">Writtien by Jessica Fealy</text:span><text:span text:style-name="T6">  </text:span><text:span text:style-name="T7"><text:s text:c="5"/>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8"><text:span text:style-name="T9">PIM FINAL DOC</text:span></text:p></draw:text-box><svg:title/><svg:desc/></draw:frame></draw:g></text:p>
      <text:p text:style-name="P1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IM FINAL DOC</dc:title>
    <dc:description/>
    <dc:subject/>
    <meta:initial-creator>Final Doc</meta:initial-creator>
    <dc:creator>Jessica Fealy</dc:creator>
    <meta:creation-date>2021-05-12T22:01:00Z</meta:creation-date>
    <dc:date>2021-05-12T22:01:00Z</dc:date>
    <meta:template xlink:href="Normal" xlink:type="simple"/>
    <meta:editing-cycles>1</meta:editing-cycles>
    <meta:editing-duration>PT0S</meta:editing-duration>
    <meta:document-statistic meta:page-count="2" meta:paragraph-count="1" meta:word-count="1" meta:character-count="6" meta:row-count="1" meta:non-whitespace-character-count="6"/>
  </office:meta>
</office:document-meta>
</file>